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4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3" xml:id="id3" draw:id="id3" draw:layer="layout" svg:width="4.826cm" svg:height="2.159cm" svg:x="8.366cm" svg:y="6.875cm">
          <text:p text:style-name="P1"><text:span text:style-name="T2">E' arrivato</text:span></text:p>
          <text:p text:style-name="P1"><text:span text:style-name="T2">un pacchett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frame draw:style-name="gr3" draw:text-style-name="P4" draw:layer="layout" svg:width="0.972cm" svg:height="0.806cm" svg:x="10.779cm" svg:y="9.128cm">
          <draw:text-box>
            <text:p><text:span text:style-name="T1">SI</text:span></text:p>
          </draw:text-box>
        </draw:frame>
        <draw:custom-shape draw:style-name="gr4" draw:text-style-name="P3" xml:id="id4" draw:id="id4" draw:layer="layout" svg:width="4.318cm" svg:height="0.889cm" svg:x="4.175cm" svg:y="39.608cm">
          <draw:glue-point draw:id="8" svg:x="3.529cm" svg:y="-4.994cm"/>
          <text:p text:style-name="P1"><text:span text:style-name="T2">L'area è lib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4" draw:start-glue-point="7" draw:end-shape="id1" draw:end-glue-point="9" svg:d="m8493 40052h20207v-34574h-8099" svg:viewBox="0 0 20208 34575">
          <text:p/>
        </draw:connector>
        <draw:custom-shape draw:style-name="gr5" draw:text-style-name="P5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3.302cm" svg:height="2.413cm" svg:x="20.558cm" svg:y="17.25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6" draw:id="id6" draw:layer="layout" svg:width="3.81cm" svg:height="1.397cm" svg:x="23.099cm" svg:y="21.193cm">
          <text:p text:style-name="P6"><text:span text:style-name="T2">Occupa</text:span></text:p>
          <text:p text:style-name="P6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7" draw:id="id7" draw:layer="layout" svg:width="3.81cm" svg:height="3.556cm" svg:x="23.099cm" svg:y="25.003cm">
          <draw:glue-point draw:id="8" svg:x="3.333cm" svg:y="5.002cm"/>
          <text:p text:style-name="P6"><text:span text:style-name="T2">Metti il</text:span></text:p>
          <text:p text:style-name="P6"><text:span text:style-name="T2">Pacchetto</text:span></text:p>
          <text:p text:style-name="P6"><text:span text:style-name="T2">nel buffer</text:span></text:p>
          <text:p text:style-name="P6"><text:span text:style-name="T2">(imposta il</text:span></text:p>
          <text:p text:style-name="P6"><text:span text:style-name="T2">TDout,</text:span></text:p>
          <text:p text:style-name="P6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1cm" svg:x1="23.86cm" svg:y1="18.462cm" svg:x2="25.004cm" svg:y2="21.193cm" draw:start-shape="id5" draw:start-glue-point="7" draw:end-shape="id6" draw:end-glue-point="4" svg:d="m23860 18462h1143l1 2229v502" svg:viewBox="0 0 1145 2732">
          <text:p/>
        </draw:connector>
        <draw:connector draw:style-name="gr2" draw:text-style-name="P1" draw:layer="layout" draw:type="line" svg:x1="25.004cm" svg:y1="22.59cm" svg:x2="25.004cm" svg:y2="25.003cm" draw:start-shape="id6" draw:start-glue-point="6" draw:end-shape="id7" draw:end-glue-point="4" svg:d="m25004 22590v2413" svg:viewBox="0 0 1 2414">
          <text:p/>
        </draw:connector>
        <draw:connector draw:style-name="gr2" draw:text-style-name="P1" draw:layer="layout" draw:type="line" svg:x1="26.909cm" svg:y1="26.781cm" svg:x2="28.658cm" svg:y2="26.797cm" draw:start-shape="id7" draw:start-glue-point="7" svg:d="m26909 26781 1749 16" svg:viewBox="0 0 1750 17">
          <text:p/>
        </draw:connector>
        <draw:frame draw:style-name="gr6" draw:text-style-name="P4" draw:layer="layout" svg:width="1.143cm" svg:height="0.806cm" svg:x="23.988cm" svg:y="17.764cm">
          <draw:text-box>
            <text:p><text:span text:style-name="T1">SI</text:span></text:p>
          </draw:text-box>
        </draw:frame>
        <draw:frame draw:style-name="gr6" draw:text-style-name="P4" draw:layer="layout" svg:width="1.27cm" svg:height="0.806cm" svg:x="19.162cm" svg:y="17.72cm">
          <draw:text-box>
            <text:p><text:span text:style-name="T1">NO</text:span></text:p>
          </draw:text-box>
        </draw:frame>
        <draw:frame draw:style-name="gr6" draw:text-style-name="P4" draw:layer="layout" svg:width="1.27cm" svg:height="0.806cm" svg:x="7.604cm" svg:y="6.925cm">
          <draw:text-box>
            <text:p><text:span text:style-name="T1">NO</text:span></text:p>
          </draw:text-box>
        </draw:frame>
        <draw:custom-shape draw:style-name="gr1" draw:text-style-name="P3" xml:id="id15" draw:id="id15" draw:layer="layout" svg:width="4.064cm" svg:height="3.175cm" svg:x="4.302cm" svg:y="11.414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7" xml:id="id12" draw:id="id12" draw:layer="layout" svg:width="5.588cm" svg:height="2.032cm" svg:x="3.54cm" svg:y="24.368cm">
          <text:p text:style-name="P6"><text:span text:style-name="T2">Se i primi n-1 byte</text:span></text:p>
          <text:p text:style-name="P6"><text:span text:style-name="T2">sono ancora da spedire,</text:span></text:p>
          <text:p text:style-name="P6"><text:span text:style-name="T2">allora spediscili a tutti (*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9" draw:id="id9" draw:layer="layout" svg:width="2.413cm" svg:height="2.921cm" svg:x="9.89cm" svg:y="28.559cm">
          <text:p text:style-name="P6"><text:span text:style-name="T2">In questo</text:span></text:p>
          <text:p text:style-name="P6"><text:span text:style-name="T2">caso il</text:span></text:p>
          <text:p text:style-name="P6"><text:span text:style-name="T2">mezzo</text:span></text:p>
          <text:p text:style-name="P6"><text:span text:style-name="T2">rimane</text:span></text:p>
          <text:p text:style-name="P6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8" draw:start-glue-point="7" draw:end-shape="id9" draw:end-glue-point="3" svg:d="m8366 30019h1524" svg:viewBox="0 0 1525 1">
          <text:p/>
        </draw:connector>
        <draw:frame draw:style-name="gr6" draw:text-style-name="P4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9" draw:start-glue-point="2" svg:d="m11096 31480-26 8542" svg:viewBox="0 0 27 8543">
          <text:p/>
        </draw:connector>
        <draw:custom-shape draw:style-name="gr1" draw:text-style-name="P7" xml:id="id10" draw:id="id10" draw:layer="layout" svg:width="5.842cm" svg:height="2.159cm" svg:x="3.413cm" svg:y="32.75cm">
          <text:p text:style-name="P6"><text:span text:style-name="T2">Inoltra l'ultimo byte a</text:span></text:p>
          <text:p text:style-name="P6"><text:span text:style-name="T2">Tutti (*) e togli il pacchetto</text:span></text:p>
          <text:p text:style-name="P6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34cm" svg:y2="32.75cm" draw:start-shape="id8" draw:start-glue-point="6" draw:end-shape="id10" draw:end-glue-point="0" svg:d="m6334 31353v1397" svg:viewBox="0 0 1 1398">
          <text:p/>
        </draw:connector>
        <draw:frame draw:style-name="gr6" draw:text-style-name="P4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7" xml:id="id11" draw:id="id11" draw:layer="layout" svg:width="4.318cm" svg:height="2.286cm" svg:x="16.621cm" svg:y="24.876cm">
          <draw:glue-point draw:id="8" svg:x="-2.644cm" svg:y="-5cm"/>
          <text:p text:style-name="P6"><text:span text:style-name="T2">Scarta pacchetto e</text:span></text:p>
          <text:p text:style-name="P6"><text:span text:style-name="T2">&lt;marca errore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3.937cm" svg:x1="18.78cm" svg:y1="27.162cm" svg:x2="7.857cm" svg:y2="39.609cm" draw:start-shape="id11" draw:start-glue-point="6" draw:end-shape="id4" draw:end-glue-point="8" svg:d="m18780 27162v10160h-10923v2287" svg:viewBox="0 0 10924 12448">
          <text:p/>
        </draw:connector>
        <draw:custom-shape draw:style-name="gr5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6" draw:text-style-name="P4" draw:layer="layout" svg:width="1.27cm" svg:height="0.806cm" svg:x="3.159cm" svg:y="12.386cm">
          <draw:text-box>
            <text:p><text:span text:style-name="T1">NO</text:span></text:p>
          </draw:text-box>
        </draw:frame>
        <draw:custom-shape draw:style-name="gr5" draw:text-style-name="P3" draw:layer="layout" svg:width="5.969cm" svg:height="2.667cm" svg:x="22.082cm" svg:y="36.814cm">
          <text:p text:style-name="P6"><text:span text:style-name="T2">(*) per “tutti” si intende</text:span></text:p>
          <text:p text:style-name="P6"><text:span text:style-name="T2">tutte le stazioni dell'area</text:span></text:p>
          <text:p text:style-name="P6"><text:span text:style-name="T2">fuorchè il 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334cm" svg:y1="26.4cm" svg:x2="6.334cm" svg:y2="28.686cm" draw:start-shape="id12" draw:start-glue-point="2" draw:end-shape="id8" draw:end-glue-point="4" svg:d="m6334 26400v2286" svg:viewBox="0 0 1 2287">
          <text:p/>
        </draw:connector>
        <draw:connector draw:style-name="gr2" draw:text-style-name="P1" draw:layer="layout" draw:type="line" svg:x1="6.334cm" svg:y1="34.909cm" svg:x2="6.334cm" svg:y2="39.608cm" draw:start-shape="id10" draw:start-glue-point="2" draw:end-shape="id4" draw:end-glue-point="0" svg:d="m6334 34909v4699" svg:viewBox="0 0 1 4700">
          <text:p/>
        </draw:connector>
        <draw:custom-shape draw:style-name="gr1" draw:text-style-name="P7" xml:id="id16" draw:id="id16" draw:layer="layout" svg:width="5.334cm" svg:height="1.397cm" svg:x="3.667cm" svg:y="16.113cm">
          <text:p text:style-name="P6"><text:span text:style-name="T2">Se genera errore (10%)</text:span></text:p>
          <text:p text:style-name="P6"><text:span text:style-name="T2">allora &lt;marca error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8cm" svg:y1="18.462cm" svg:x2="18.78cm" svg:y2="24.876cm" draw:start-shape="id5" draw:start-glue-point="5" draw:end-shape="id11" draw:end-glue-point="4" svg:d="m20558 18462h-1778v6414" svg:viewBox="0 0 1779 6415">
          <text:p/>
        </draw:connector>
        <draw:frame draw:style-name="gr3" draw:text-style-name="P4" draw:layer="layout" svg:width="0.972cm" svg:height="0.806cm" svg:x="6.207cm" svg:y="14.716cm">
          <draw:text-box>
            <text:p><text:span text:style-name="T1">SI</text:span></text:p>
          </draw:text-box>
        </draw:frame>
        <draw:custom-shape draw:style-name="gr1" draw:text-style-name="P7" xml:id="id14" draw:id="id14" draw:layer="layout" svg:width="4.318cm" svg:height="1.143cm" svg:x="13.827cm" svg:y="11.033cm">
          <draw:glue-point draw:id="8" svg:x="-2.644cm" svg:y="-5cm"/>
          <text:p text:style-name="P6"><text:span text:style-name="T2">Preleva pacchet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xml:id="id13" draw:id="id13" draw:layer="layout" svg:width="5.588cm" svg:height="2.413cm" svg:x="3.54cm" svg:y="19.288cm">
          <text:p text:style-name="P6"><text:span text:style-name="T2">Se nelle aree ci sono frame</text:span></text:p>
          <text:p text:style-name="P6"><text:span text:style-name="T2">diversi per lo stesso</text:span></text:p>
          <text:p text:style-name="P6"><text:span text:style-name="T2">destinatario, allora &lt;marca</text:span></text:p>
          <text:p text:style-name="P6"><text:span text:style-name="T2">errore&gt; su entrambe le ar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21.701cm" svg:x2="6.334cm" svg:y2="24.368cm" draw:start-shape="id13" draw:start-glue-point="2" draw:end-shape="id12" draw:end-glue-point="0" svg:d="m6334 21701v2667" svg:viewBox="0 0 1 2668">
          <text:p/>
        </draw:connector>
        <draw:connector draw:style-name="gr2" draw:text-style-name="P1" draw:layer="layout" svg:x1="10.779cm" svg:y1="9.034cm" svg:x2="13.827cm" svg:y2="11.604cm" draw:start-shape="id3" draw:start-glue-point="6" draw:end-shape="id14" draw:end-glue-point="5" svg:d="m10779 9034v2570h3048" svg:viewBox="0 0 3049 2571">
          <text:p/>
        </draw:connector>
        <draw:connector draw:style-name="gr2" draw:text-style-name="P1" draw:layer="layout" draw:line-skew="-1.658cm" svg:x1="4.302cm" svg:y1="13.001cm" svg:x2="4.175cm" svg:y2="40.052cm" draw:start-shape="id15" draw:end-shape="id4" draw:end-glue-point="5" svg:d="m4302 13001h-2286v27051h2159" svg:viewBox="0 0 2287 27052">
          <text:p/>
        </draw:connector>
        <draw:connector draw:style-name="gr2" draw:text-style-name="P1" draw:layer="layout" draw:type="line" svg:x1="6.334cm" svg:y1="14.589cm" svg:x2="6.334cm" svg:y2="16.113cm" draw:start-shape="id15" draw:start-glue-point="6" draw:end-shape="id16" draw:end-glue-point="4" svg:d="m6334 14589v1524" svg:viewBox="0 0 1 1525">
          <text:p/>
        </draw:connector>
        <draw:connector draw:style-name="gr2" draw:text-style-name="P1" draw:layer="layout" draw:type="line" svg:x1="6.334cm" svg:y1="17.51cm" svg:x2="6.334cm" svg:y2="19.288cm" draw:start-shape="id16" draw:start-glue-point="6" draw:end-shape="id13" draw:end-glue-point="0" svg:d="m6334 17510v1778" svg:viewBox="0 0 1 1779">
          <text:p/>
        </draw:connector>
        <draw:custom-shape draw:style-name="gr1" draw:text-style-name="P3" xml:id="id17" draw:id="id17" draw:layer="layout" svg:width="3.048cm" svg:height="2.413cm" svg:x="20.685cm" svg:y="10.398cm">
          <text:p text:style-name="P1"><text:span text:style-name="T2">Area</text:span></text:p>
          <text:p text:style-name="P1"><text:span text:style-name="T2">in stato di</text:span></text:p>
          <text:p text:style-name="P1"><text:span text:style-name="T2">error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8" draw:id="id18" draw:layer="layout" svg:width="2.413cm" svg:height="1.397cm" svg:x="24.876cm" svg:y="10.906cm">
          <draw:glue-point draw:id="8" svg:x="-2.644cm" svg:y="-5cm"/>
          <text:p text:style-name="P6"><text:span text:style-name="T2">Scarta</text:span></text:p>
          <text:p text:style-name="P6"><text:span text:style-name="T2">pacchet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22.209cm" svg:y1="12.811cm" svg:x2="22.209cm" svg:y2="17.256cm" draw:start-shape="id17" draw:start-glue-point="6" draw:end-shape="id5" draw:end-glue-point="4" svg:d="m22209 12811v4445" svg:viewBox="0 0 1 4446">
          <text:p/>
        </draw:connector>
        <draw:connector draw:style-name="gr2" draw:text-style-name="P1" draw:layer="layout" draw:type="line" svg:x1="18.145cm" svg:y1="11.604cm" svg:x2="20.685cm" svg:y2="11.604cm" draw:start-shape="id14" draw:start-glue-point="7" draw:end-shape="id17" draw:end-glue-point="5" svg:d="m18145 11604h2540" svg:viewBox="0 0 2541 1">
          <text:p/>
        </draw:connector>
        <draw:connector draw:style-name="gr2" draw:text-style-name="P1" draw:layer="layout" draw:type="line" svg:x1="23.733cm" svg:y1="11.604cm" svg:x2="24.876cm" svg:y2="11.605cm" draw:start-shape="id17" draw:start-glue-point="7" draw:end-shape="id18" draw:end-glue-point="5" svg:d="m23733 11604 1143 1" svg:viewBox="0 0 1144 2">
          <text:p/>
        </draw:connector>
        <draw:connector draw:style-name="gr2" draw:text-style-name="P1" draw:layer="layout" draw:type="line" svg:x1="27.289cm" svg:y1="11.605cm" svg:x2="28.695cm" svg:y2="11.592cm" draw:start-shape="id18" draw:start-glue-point="7" svg:d="m27289 11605 1406-13" svg:viewBox="0 0 1407 14">
          <text:p/>
        </draw:connector>
        <draw:frame draw:style-name="gr6" draw:text-style-name="P4" draw:layer="layout" svg:width="1.27cm" svg:height="0.806cm" svg:x="22.082cm" svg:y="12.811cm">
          <draw:text-box>
            <text:p><text:span text:style-name="T1">NO</text:span></text:p>
          </draw:text-box>
        </draw:frame>
        <draw:frame draw:style-name="gr6" draw:text-style-name="P4" draw:layer="layout" svg:width="1.143cm" svg:height="0.806cm" svg:x="23.606cm" svg:y="10.862cm">
          <draw:text-box>
            <text:p><text:span text:style-name="T1">SI</text:span></text:p>
          </draw:text-box>
        </draw:frame>
        <draw:custom-shape draw:style-name="gr1" draw:text-style-name="P3" xml:id="id19" draw:id="id19" draw:layer="layout" svg:width="3.048cm" svg:height="2.286cm" svg:x="4.81cm" svg:y="6.842cm">
          <text:p text:style-name="P1"><text:span text:style-name="T2">Area</text:span></text:p>
          <text:p text:style-name="P1"><text:span text:style-name="T2">in stato di</text:span></text:p>
          <text:p text:style-name="P1"><text:span text:style-name="T2">error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8.366cm" svg:y1="7.955cm" svg:x2="7.858cm" svg:y2="7.985cm" draw:start-shape="id3" draw:start-glue-point="5" draw:end-shape="id19" draw:end-glue-point="7" svg:d="m8366 7955-508 30" svg:viewBox="0 0 509 31">
          <text:p/>
        </draw:connector>
        <draw:connector draw:style-name="gr2" draw:text-style-name="P1" draw:layer="layout" svg:x1="4.81cm" svg:y1="7.985cm" svg:x2="6.334cm" svg:y2="11.414cm" draw:start-shape="id19" draw:start-glue-point="5" draw:end-shape="id15" draw:end-glue-point="4" svg:d="m4810 7985h-501v2286h2025v1143" svg:viewBox="0 0 2026 3430">
          <text:p/>
        </draw:connector>
        <draw:frame draw:style-name="gr6" draw:text-style-name="P4" draw:layer="layout" svg:width="1.27cm" svg:height="0.806cm" svg:x="3.54cm" svg:y="7.223cm">
          <draw:text-box>
            <text:p><text:span text:style-name="T1">NO</text:span></text:p>
          </draw:text-box>
        </draw:frame>
        <draw:custom-shape draw:style-name="gr1" draw:text-style-name="P7" xml:id="id20" draw:id="id20" draw:layer="layout" svg:width="5.588cm" svg:height="2.032cm" svg:x="9.89cm" svg:y="13.573cm">
          <text:p text:style-name="P6"><text:span text:style-name="T2">Se i primi n-1 byte</text:span></text:p>
          <text:p text:style-name="P6"><text:span text:style-name="T2">sono ancora da spedire,</text:span></text:p>
          <text:p text:style-name="P6"><text:span text:style-name="T2">allora spediscili al mitt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4.064cm" svg:height="2.667cm" svg:x="10.652cm" svg:y="17.891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23" draw:id="id23" draw:layer="layout" svg:width="2.413cm" svg:height="2.921cm" svg:x="13.827cm" svg:y="21.32cm">
          <text:p text:style-name="P6"><text:span text:style-name="T2">In questo</text:span></text:p>
          <text:p text:style-name="P6"><text:span text:style-name="T2">caso il</text:span></text:p>
          <text:p text:style-name="P6"><text:span text:style-name="T2">mezzo</text:span></text:p>
          <text:p text:style-name="P6"><text:span text:style-name="T2">rimane</text:span></text:p>
          <text:p text:style-name="P6"><text:span text:style-name="T2">occupato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27cm" svg:height="0.806cm" svg:x="14.589cm" svg:y="18.526cm">
          <draw:text-box>
            <text:p><text:span text:style-name="T1">NO</text:span></text:p>
          </draw:text-box>
        </draw:frame>
        <draw:custom-shape draw:style-name="gr1" draw:text-style-name="P7" xml:id="id22" draw:id="id22" draw:layer="layout" svg:width="3.175cm" svg:height="2.159cm" svg:x="9.763cm" svg:y="21.955cm">
          <text:p text:style-name="P6"><text:span text:style-name="T2">Inoltra l'ultimo</text:span></text:p>
          <text:p text:style-name="P6"><text:span text:style-name="T2">byte al mittente</text:span></text:p>
          <text:p text:style-name="P6"><text:span text:style-name="T2">e togli lo stato</text:span></text:p>
          <text:p text:style-name="P6"><text:span text:style-name="T2">di error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143cm" svg:height="0.806cm" svg:x="12.557cm" svg:y="20.641cm">
          <draw:text-box>
            <text:p><text:span text:style-name="T1">SI</text:span></text:p>
          </draw:text-box>
        </draw:frame>
        <draw:connector draw:style-name="gr2" draw:text-style-name="P1" draw:layer="layout" draw:type="line" svg:x1="12.684cm" svg:y1="15.605cm" svg:x2="12.684cm" svg:y2="17.891cm" draw:start-shape="id20" draw:start-glue-point="2" draw:end-shape="id21" draw:end-glue-point="4" svg:d="m12684 15605v2286" svg:viewBox="0 0 1 2287">
          <text:p/>
        </draw:connector>
        <draw:connector draw:style-name="gr2" draw:text-style-name="P1" draw:layer="layout" svg:x1="12.684cm" svg:y1="20.558cm" svg:x2="11.35cm" svg:y2="21.955cm" draw:start-shape="id21" draw:end-shape="id22" draw:end-glue-point="0" svg:d="m12684 20558v698h-1334v699" svg:viewBox="0 0 1335 1398">
          <text:p/>
        </draw:connector>
        <draw:connector draw:style-name="gr2" draw:text-style-name="P1" draw:layer="layout" svg:x1="14.716cm" svg:y1="19.224cm" svg:x2="15.033cm" svg:y2="21.32cm" draw:start-shape="id21" draw:end-shape="id23" draw:end-glue-point="0" svg:d="m14716 19224h317v2096" svg:viewBox="0 0 318 2097">
          <text:p/>
        </draw:connector>
        <draw:connector draw:style-name="gr2" draw:text-style-name="P1" draw:layer="layout" draw:type="line" svg:x1="15.033cm" svg:y1="24.241cm" svg:x2="15.057cm" svg:y2="40.065cm" draw:start-shape="id23" draw:start-glue-point="2" svg:d="m15033 24241 24 15824" svg:viewBox="0 0 25 15825">
          <text:p/>
        </draw:connector>
        <draw:connector draw:style-name="gr2" draw:text-style-name="P1" draw:layer="layout" svg:x1="11.35cm" svg:y1="24.114cm" svg:x2="15.045cm" svg:y2="24.616cm" draw:start-shape="id22" draw:start-glue-point="2" svg:d="m11350 24114v501h3695v1" svg:viewBox="0 0 3696 503">
          <text:p/>
        </draw:connector>
        <draw:connector draw:style-name="gr7" draw:text-style-name="P1" xml:id="id24" draw:id="id24" draw:layer="layout" svg:x1="6.334cm" svg:y1="9.128cm" svg:x2="8.741cm" svg:y2="9.624cm" draw:start-shape="id19" draw:start-glue-point="6" svg:d="m6334 9128v502h2407v-6" svg:viewBox="0 0 2408 503">
          <text:p/>
        </draw:connector>
        <draw:connector draw:style-name="gr2" draw:text-style-name="P1" draw:layer="layout" svg:x1="8.741cm" svg:y1="9.624cm" svg:x2="9.89cm" svg:y2="14.589cm" draw:start-shape="id24" draw:start-glue-point="3" draw:end-shape="id20" draw:end-glue-point="3" svg:d="m8741 9624h575v4965h574" svg:viewBox="0 0 1150 4966">
          <text:p/>
        </draw:connector>
        <draw:frame draw:style-name="gr3" draw:text-style-name="P4" draw:layer="layout" svg:width="0.972cm" svg:height="0.806cm" svg:x="6.842cm" svg:y="8.957cm">
          <draw:text-box>
            <text:p><text:span text:style-name="T1">S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25T17:55:49</dc:date>
    <dc:creator>carlo </dc:creator>
    <meta:editing-duration>PT2H2M13S</meta:editing-duration>
    <meta:editing-cycles>34</meta:editing-cycles>
    <meta:printed-by>Carlo Rimondi</meta:printed-by>
    <meta:print-date>2014-02-18T12:46:41</meta:print-date>
    <meta:document-statistic meta:object-count="71"/>
  </office:meta>
</office:document-meta>
</file>